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400000131DFC5AE95.png" manifest:media-type="image/png"/>
  <manifest:file-entry manifest:full-path="Pictures/10000000000001CF00000109F97381EE.png" manifest:media-type="image/png"/>
  <manifest:file-entry manifest:full-path="Pictures/10000000000001670000009CB9F060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.0063in" style:vertical-pos="top" style:vertical-rel="baselin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47in" fo:margin-top="0in" fo:margin-bottom="0.002in" style:vertical-pos="top" style:vertical-rel="baselin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Picture 2" text:anchor-type="as-char" svg:width="2.2083in" svg:height="2.3071in" draw:z-index="0"><draw:image xlink:href="Pictures/100000000000012400000131DFC5AE95.png" xlink:type="simple" xlink:show="embed" xlink:actuate="onLoad"/></draw:frame><draw:frame draw:style-name="fr1" draw:name="Picture 1" text:anchor-type="as-char" svg:width="2.2083in" svg:height="2.3071in" draw:z-index="1"><draw:image xlink:href="Pictures/100000000000012400000131DFC5AE95.png" xlink:type="simple" xlink:show="embed" xlink:actuate="onLoad"/></draw:frame><text:bookmark text:name="_GoBack"/><draw:frame draw:style-name="fr1" draw:name="Picture 3" text:anchor-type="as-char" svg:width="2.2083in" svg:height="2.3071in" draw:z-index="2"><draw:image xlink:href="Pictures/100000000000012400000131DFC5AE95.png" xlink:type="simple" xlink:show="embed" xlink:actuate="onLoad"/></draw:frame><draw:frame draw:style-name="fr1" draw:name="Picture 4" text:anchor-type="as-char" svg:width="2.2083in" svg:height="2.3071in" draw:z-index="3"><draw:image xlink:href="Pictures/100000000000012400000131DFC5AE95.png" xlink:type="simple" xlink:show="embed" xlink:actuate="onLoad"/></draw:frame><draw:frame draw:style-name="fr1" draw:name="Picture 5" text:anchor-type="as-char" svg:width="2.2083in" svg:height="2.3071in" draw:z-index="4"><draw:image xlink:href="Pictures/100000000000012400000131DFC5AE95.png" xlink:type="simple" xlink:show="embed" xlink:actuate="onLoad"/></draw:frame><draw:frame draw:style-name="fr1" draw:name="Picture 6" text:anchor-type="as-char" svg:width="2.2083in" svg:height="2.3071in" draw:z-index="5"><draw:image xlink:href="Pictures/100000000000012400000131DFC5AE95.png" xlink:type="simple" xlink:show="embed" xlink:actuate="onLoad"/></draw:frame></text:p>
      <text:p text:style-name="Standard"/>
      <text:p text:style-name="P2"><draw:frame draw:style-name="fr2" draw:name="Picture 9" text:anchor-type="as-char" svg:width="3.8917in" svg:height="2.2272in" draw:z-index="6"><draw:image xlink:href="Pictures/10000000000001CF00000109F97381EE.png" xlink:type="simple" xlink:show="embed" xlink:actuate="onLoad"/></draw:frame><draw:frame draw:style-name="fr2" draw:name="Picture 10" text:anchor-type="as-char" svg:width="3.8917in" svg:height="2.2272in" draw:z-index="7"><draw:image xlink:href="Pictures/10000000000001CF00000109F97381EE.png" xlink:type="simple" xlink:show="embed" xlink:actuate="onLoad"/></draw:frame><text:soft-page-break/><draw:frame draw:style-name="fr2" draw:name="Picture 12" text:anchor-type="as-char" svg:width="3.8917in" svg:height="2.2272in" draw:z-index="8"><draw:image xlink:href="Pictures/10000000000001CF00000109F97381EE.png" xlink:type="simple" xlink:show="embed" xlink:actuate="onLoad"/></draw:frame><draw:frame draw:style-name="fr2" draw:name="Picture 11" text:anchor-type="as-char" svg:width="3.8917in" svg:height="2.2272in" draw:z-index="9"><draw:image xlink:href="Pictures/10000000000001CF00000109F97381EE.png" xlink:type="simple" xlink:show="embed" xlink:actuate="onLoad"/></draw:frame></text:p>
      <text:p text:style-name="Standard"/>
      <text:p text:style-name="Standard"><text:soft-page-break/><draw:frame draw:style-name="fr3" draw:name="Picture 13" text:anchor-type="as-char" svg:width="4.3154in" svg:height="1.8752in" draw:z-index="10"><draw:image xlink:href="Pictures/10000000000001670000009CB9F06080.png" xlink:type="simple" xlink:show="embed" xlink:actuate="onLoad"/></draw:frame><draw:frame draw:style-name="fr3" draw:name="Picture 14" text:anchor-type="as-char" svg:width="4.3154in" svg:height="1.8752in" draw:z-index="11"><draw:image xlink:href="Pictures/10000000000001670000009CB9F06080.png" xlink:type="simple" xlink:show="embed" xlink:actuate="onLoad"/></draw:frame><draw:frame draw:style-name="fr3" draw:name="Picture 15" text:anchor-type="as-char" svg:width="4.3154in" svg:height="1.8752in" draw:z-index="12"><draw:image xlink:href="Pictures/10000000000001670000009CB9F06080.png" xlink:type="simple" xlink:show="embed" xlink:actuate="onLoad"/></draw:frame><draw:frame draw:style-name="fr3" draw:name="Picture 16" text:anchor-type="as-char" svg:width="4.3154in" svg:height="1.8752in" draw:z-index="13"><draw:image xlink:href="Pictures/10000000000001670000009CB9F06080.png" xlink:type="simple" xlink:show="embed" xlink:actuate="onLoad"/></draw:frame></text:p>
      <text:p text:style-name="Standard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utfort</meta:initial-creator>
    <dc:creator>Schutfort</dc:creator>
    <meta:editing-cycles>6</meta:editing-cycles>
    <meta:print-date>2015-02-17T07:47:00</meta:print-date>
    <meta:creation-date>2015-02-17T07:39:00</meta:creation-date>
    <dc:date>2015-02-21T05:07:00</dc:date>
    <meta:editing-duration>PT15M</meta:editing-duration>
    <meta:generator>LibreOffice/5.0.0.5$Windows_x86 LibreOffice_project/1b1a90865e348b492231e1c451437d7a15bb262b</meta:generator>
    <meta:document-statistic meta:table-count="0" meta:image-count="14" meta:object-count="0" meta:page-count="5" meta:paragraph-count="3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